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alibri2" svg:font-family="Calibri"/>
    <style:font-face style:name="Courier New" svg:font-family="'Courier New'"/>
    <style:font-face style:name="Noto Sans Devanagari" svg:font-family="'Noto Sans Devanagari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List_20_Paragraph">
      <style:text-properties fo:font-size="11pt" style:font-size-asian="11pt" style:font-size-complex="11pt"/>
    </style:style>
    <style:style style:name="P2" style:family="paragraph" style:parent-style-name="List_20_Paragraph" style:list-style-name="WWNum1">
      <style:text-properties fo:font-size="11pt" style:font-size-asian="11pt" style:font-size-complex="11pt"/>
    </style:style>
    <style:style style:name="P3" style:family="paragraph" style:parent-style-name="List_20_Paragraph" style:list-style-name="WWNum1">
      <style:text-properties fo:font-size="11pt" officeooo:paragraph-rsid="0015288a" style:font-size-asian="11pt" style:font-size-complex="11pt"/>
    </style:style>
    <style:style style:name="P4" style:family="paragraph" style:parent-style-name="List_20_Paragraph" style:list-style-name="WWNum3">
      <style:text-properties fo:font-size="11pt" style:font-size-asian="11pt" style:font-size-complex="11pt"/>
    </style:style>
    <style:style style:name="P5" style:family="paragraph" style:parent-style-name="List_20_Paragraph" style:list-style-name="WWNum3">
      <style:text-properties fo:font-size="11pt" officeooo:paragraph-rsid="0015288a" style:font-size-asian="11pt" style:font-size-complex="11pt"/>
    </style:style>
    <style:style style:name="P6" style:family="paragraph" style:parent-style-name="List_20_Paragraph" style:list-style-name="WWNum7">
      <style:text-properties fo:font-size="11pt" style:font-size-asian="11pt" style:font-size-complex="11pt"/>
    </style:style>
    <style:style style:name="P7" style:family="paragraph" style:parent-style-name="List_20_Paragraph">
      <style:text-properties fo:font-size="11pt" fo:font-weight="bold" style:font-size-asian="11pt" style:font-weight-asian="bold" style:font-size-complex="11pt" style:font-weight-complex="bold"/>
    </style:style>
    <style:style style:name="P8" style:family="paragraph" style:parent-style-name="List_20_Paragraph">
      <style:paragraph-properties fo:margin-left="1.136cm" fo:margin-right="0cm" fo:text-indent="0.113cm" style:auto-text-indent="false"/>
      <style:text-properties fo:font-size="11pt" style:font-size-asian="11pt" style:font-size-complex="11pt"/>
    </style:style>
    <style:style style:name="P9" style:family="paragraph" style:parent-style-name="List_20_Paragraph">
      <style:paragraph-properties fo:margin-left="1.136cm" fo:margin-right="0cm" fo:text-indent="0cm" style:auto-text-indent="false"/>
      <style:text-properties fo:font-size="11pt" style:font-size-asian="11pt" style:font-size-complex="11pt"/>
    </style:style>
    <style:style style:name="P10" style:family="paragraph" style:parent-style-name="List_20_Paragraph">
      <style:paragraph-properties fo:margin-left="1.136cm" fo:margin-right="0cm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11" style:family="paragraph" style:parent-style-name="Standard">
      <style:text-properties fo:font-size="11pt" style:font-size-asian="11pt" style:font-size-complex="11pt"/>
    </style:style>
    <style:style style:name="P12" style:family="paragraph" style:parent-style-name="Standard">
      <style:text-properties fo:font-size="11pt" officeooo:paragraph-rsid="0015288a" style:font-size-asian="11pt" style:font-size-complex="11pt"/>
    </style:style>
    <style:style style:name="P13" style:family="paragraph" style:parent-style-name="Standard">
      <style:text-properties fo:font-size="11pt" fo:font-weight="bold" officeooo:rsid="0015288a" officeooo:paragraph-rsid="0015288a" style:font-size-asian="11pt" style:font-weight-asian="bold" style:font-size-complex="11pt" style:font-weight-complex="bold"/>
    </style:style>
    <style:style style:name="P14" style:family="paragraph" style:parent-style-name="Standard">
      <style:paragraph-properties fo:margin-left="1.249cm" fo:margin-right="0cm" fo:text-indent="0cm" style:auto-text-indent="false"/>
      <style:text-properties fo:font-size="11pt" style:font-size-asian="11pt" style:font-size-complex="11pt"/>
    </style:style>
    <style:style style:name="P15" style:family="paragraph" style:parent-style-name="Standard">
      <style:paragraph-properties fo:margin-left="1.249cm" fo:margin-right="0cm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16" style:family="paragraph" style:parent-style-name="Standard">
      <style:paragraph-properties fo:margin-left="1.249cm" fo:margin-right="0cm" fo:text-indent="0cm" style:auto-text-indent="false"/>
      <style:text-properties fo:font-size="8pt" style:font-size-asian="8pt" style:font-size-complex="8pt"/>
    </style:style>
    <style:style style:name="P17" style:family="paragraph" style:parent-style-name="Standard">
      <style:paragraph-properties fo:margin-left="1.249cm" fo:margin-right="0cm" fo:margin-top="0cm" fo:margin-bottom="0cm" loext:contextual-spacing="false" fo:line-height="100%" fo:text-indent="0cm" style:auto-text-indent="false"/>
      <style:text-properties fo:font-size="11pt" style:font-size-asian="11pt" style:font-size-complex="11pt"/>
    </style:style>
    <style:style style:name="P18" style:family="paragraph" style:parent-style-name="Standard">
      <style:paragraph-properties fo:margin-left="0cm" fo:margin-right="0cm" fo:text-indent="1.249cm" style:auto-text-indent="false"/>
      <style:text-properties fo:font-size="11pt" style:font-size-asian="11pt" style:font-size-complex="11pt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fo:font-size="11pt" style:font-size-asian="11pt" style:font-size-complex="11pt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fo:font-size="11pt" fo:font-weight="bold" style:font-size-asian="11pt" style:font-weight-asian="bold" style:font-name-complex="Calibri1" style:font-size-complex="11pt" style:font-weight-complex="bold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fo:font-size="8pt" style:font-size-asian="8pt" style:font-size-complex="8pt"/>
    </style:style>
    <style:style style:name="P22" style:family="paragraph" style:parent-style-name="Standard" style:master-page-name="Converted1">
      <style:paragraph-properties style:page-number="auto"/>
      <style:text-properties fo:font-size="11pt" style:font-size-asian="11pt" style:font-size-complex="11pt"/>
    </style:style>
    <style:style style:name="P23" style:family="paragraph" style:parent-style-name="Standard" style:master-page-name="Standard">
      <style:paragraph-properties style:page-number="auto"/>
      <style:text-properties fo:font-size="13pt" style:font-size-asian="13pt" style:font-size-complex="13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15288a" style:font-size-asian="14pt" style:font-weight-asian="bold" style:font-size-complex="14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15288a" style:font-size-asian="12pt" style:font-size-complex="12pt"/>
    </style:style>
    <style:style style:name="T6" style:family="text">
      <style:text-properties fo:font-size="12pt" style:font-size-asian="12pt" style:font-name-complex="Calibri1" style:font-size-complex="12pt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fo:font-weight="bold" officeooo:rsid="0015288a" style:font-size-asian="12pt" style:font-weight-asian="bold" style:font-size-complex="12pt" style:font-weight-complex="bold"/>
    </style:style>
    <style:style style:name="T9" style:family="text">
      <style:text-properties fo:font-size="12pt" style:text-underline-style="none" style:font-size-asian="12pt" style:font-size-complex="12pt"/>
    </style:style>
    <style:style style:name="T10" style:family="text">
      <style:text-properties fo:font-size="12pt" style:text-underline-style="none" officeooo:rsid="0015288a" style:font-size-asian="12pt" style:font-size-complex="12pt"/>
    </style:style>
    <style:style style:name="T11" style:family="text">
      <style:text-properties fo:font-size="18pt" fo:font-weight="bold" style:font-size-asian="18pt" style:font-weight-asian="bold" style:font-size-complex="18pt" style:font-weight-complex="bold"/>
    </style:style>
    <style:style style:name="T12" style:family="text">
      <style:text-properties fo:font-size="16pt" fo:font-weight="bold" style:font-size-asian="16pt" style:font-weight-asian="bold" style:font-size-complex="16pt" style:font-weight-complex="bold"/>
    </style:style>
    <style:style style:name="T13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14" style:family="text">
      <style:text-properties fo:color="#808080" style:font-name="Consolas" fo:font-size="10pt" style:font-size-asian="10pt" style:font-name-complex="Consolas1" style:font-size-complex="10pt"/>
    </style:style>
    <style:style style:name="T15" style:family="text">
      <style:text-properties fo:color="#808080" style:font-name="Consolas" fo:font-size="10pt" style:text-underline-style="solid" style:text-underline-width="auto" style:text-underline-color="font-color" style:font-size-asian="10pt" style:font-name-complex="Consolas1" style:font-size-complex="10pt"/>
    </style:style>
    <style:style style:name="T16" style:family="text">
      <style:text-properties fo:color="#808080" style:font-name="Consolas" fo:font-size="10pt" fo:language="en" fo:country="US" style:font-size-asian="10pt" style:font-name-complex="Consolas1" style:font-size-complex="10pt"/>
    </style:style>
    <style:style style:name="T17" style:family="text">
      <style:text-properties fo:color="#808080" style:font-name="Consolas" fo:font-size="10pt" fo:language="en" fo:country="US" style:text-underline-style="solid" style:text-underline-width="auto" style:text-underline-color="font-color" style:font-size-asian="10pt" style:font-name-complex="Consolas1" style:font-size-complex="10pt"/>
    </style:style>
    <style:style style:name="T18" style:family="text">
      <style:text-properties fo:color="#808080" style:font-name="Consolas" style:font-name-complex="Consolas1"/>
    </style:style>
    <style:style style:name="T19" style:family="text">
      <style:text-properties fo:color="#808080" style:font-name="Consolas" style:text-underline-style="solid" style:text-underline-width="auto" style:text-underline-color="font-color" style:font-name-complex="Consolas1"/>
    </style:style>
    <style:style style:name="T20" style:family="text">
      <style:text-properties fo:color="#808080" style:font-name="Consolas" fo:language="en" fo:country="US" style:font-name-complex="Consolas1"/>
    </style:style>
    <style:style style:name="T21" style:family="text">
      <style:text-properties fo:color="#808080" style:font-name="Consolas" fo:language="en" fo:country="US" officeooo:rsid="00157059" style:font-name-complex="Consolas1"/>
    </style:style>
    <style:style style:name="T22" style:family="text">
      <style:text-properties fo:color="#808080" style:font-name="Consolas" fo:language="en" fo:country="US" style:text-underline-style="solid" style:text-underline-width="auto" style:text-underline-color="font-color" style:font-name-complex="Consolas1"/>
    </style:style>
    <style:style style:name="T23" style:family="text">
      <style:text-properties style:font-name="Consolas" fo:font-size="10pt" style:font-size-asian="10pt" style:font-name-complex="Consolas1" style:font-size-complex="10pt"/>
    </style:style>
    <style:style style:name="T24" style:family="text">
      <style:text-properties style:font-name="Consolas" fo:font-size="10pt" fo:language="en" fo:country="US" style:font-size-asian="10pt" style:font-name-complex="Consolas1" style:font-size-complex="10pt"/>
    </style:style>
    <style:style style:name="T25" style:family="text">
      <style:text-properties style:font-name="Consolas" style:font-name-complex="Consolas1"/>
    </style:style>
    <style:style style:name="T26" style:family="text">
      <style:text-properties officeooo:rsid="0015288a"/>
    </style:style>
    <style:style style:name="T27" style:family="text">
      <style:text-properties style:text-underline-style="none"/>
    </style:style>
    <style:style style:name="T28" style:family="text">
      <style:text-properties style:text-underline-style="none" officeooo:rsid="0015288a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15288a" style:font-weight-asian="bold" style:font-weight-complex="bold"/>
    </style:style>
    <style:style style:name="T31" style:family="text">
      <style:text-properties fo:language="en" fo:country="US" fo:font-weight="bold" style:font-weight-asian="bold" style:font-weight-complex="bold"/>
    </style:style>
    <style:style style:name="T32" style:family="text">
      <style:text-properties style:font-name-complex="Calibri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pan text:style-name="T29">Prenotazioni Frates 1.</text:span><text:span text:style-name="T30">2.</text:span><text:span text:style-name="T29">X</text:span></text:p>
      <text:p text:style-name="P12">I<text:span text:style-name="T26">l programma ha come finalità quella di registrare le prenotazioni dei donatori per l’associazione FRATRES. IL programma è scritto in kotlin</text:span> con il principale uso della libreria swing <text:span text:style-name="T26">per la costruzione dell’interfaccia grafica</text:span>. L’acquisizione di molti dati avverrà tramite il gestionale/database M<text:span text:style-name="T26">icrosoft</text:span> <text:span text:style-name="T27">Access, </text:span><text:span text:style-name="T28">già utilizzato per registrare le schede dei donatori</text:span></text:p>
      <text:p text:style-name="P12"><text:span text:style-name="T29">Funzionalità</text:span></text:p>
      <text:list xml:id="list704734986" text:style-name="WWNum1">
        <text:list-item>
          <text:p text:style-name="P2">Mostrare la lista delle prenotazioni</text:p>
        </text:list-item>
        <text:list-item>
          <text:p text:style-name="P2">Modificare ed eliminare le prenotazioni registrate</text:p>
        </text:list-item>
        <text:list-item>
          <text:p text:style-name="P2">Acquisire in automatico le informazioni su chi prenota (Con ricerca)</text:p>
        </text:list-item>
        <text:list-item>
          <text:p text:style-name="P2">Acquisire dati sui donatori ancora non registrati</text:p>
        </text:list-item>
        <text:list-item>
          <text:p text:style-name="P2">Segnalazione dei 90 gg limite</text:p>
        </text:list-item>
        <text:list-item>
          <text:p text:style-name="P2">Segnalazione della prossima prenotazione alla ricerca del nome </text:p>
        </text:list-item>
        <text:list-item>
          <text:p text:style-name="P2">Possibilità di memorizzare e segnare il suo accesso</text:p>
        </text:list-item>
        <text:list-item>
          <text:p text:style-name="P2">Possibilità di memorizzare e segnare la donazione avvenuta</text:p>
        </text:list-item>
        <text:list-item>
          <text:p text:style-name="P2">Possibilità di memorizzare e segnare delle note generali sulla prenotazione</text:p>
        </text:list-item>
        <text:list-item>
          <text:p text:style-name="P2">Possibilità di memorizzare e segnare mese anno e fascia oraria</text:p>
        </text:list-item>
      </text:list>
      <text:p text:style-name="P13">Funzionalità in sviluppo</text:p>
      <text:list xml:id="list151551994195740" text:continue-numbering="true" text:style-name="WWNum1">
        <text:list-item>
          <text:p text:style-name="P2">Statistiche su mese/anno divise per fascia oraria su accessi, idoneità e non idoneità</text:p>
        </text:list-item>
        <text:list-item>
          <text:p text:style-name="P2">Possibilità di modificare, eliminare, spostare gruppi di dati sulle prenotazioni in maniera efficiente (Gestione Dati)</text:p>
        </text:list-item>
        <text:list-item>
          <text:p text:style-name="P2">Possibilità di modificare il formato della data quando inserita</text:p>
        </text:list-item>
        <text:list-item>
          <text:p text:style-name="P2">Possibilità di modificare i giorni di distanza <text:span text:style-name="T26">richiesti per registrare una prenotazione</text:span> di sicurezza</text:p>
        </text:list-item>
        <text:list-item>
          <text:p text:style-name="P3">Possibilità di selezionare la data della prenotazione da un elenco <text:span text:style-name="T26">predefinito</text:span></text:p>
        </text:list-item>
        <text:list-item>
          <text:p text:style-name="P3">Possibilità di creare più file di prenotazione, suddividendo i dati.</text:p>
        </text:list-item>
        <text:list-item>
          <text:p text:style-name="P2">Possibilità di unire più file di prenotazioni</text:p>
        </text:list-item>
        <text:list-item>
          <text:p text:style-name="P2">Possibilità di pulire i file prenotazioni</text:p>
        </text:list-item>
        <text:list-item>
          <text:p text:style-name="P2">Implementazione della gestione della versione, in modo da gestire i cambi di versione in caso di cambio della sintassi di alcuni file, rendendoli subito disponibili senza eliminare i vecchi dati o essendo obbligati ad adoperare manualmente <text:s text:c="4"/></text:p>
        </text:list-item>
      </text:list>
      <text:p text:style-name="P11"><text:span text:style-name="T29">Migliorie </text:span><text:span text:style-name="T30">in Sviluppo</text:span></text:p>
      <text:list xml:id="list151553500595020" text:continue-numbering="true" text:style-name="WWNum1">
        <text:list-item>
          <text:p text:style-name="P3"><text:span text:style-name="T26">Completamento e miglioramento delle impostazioni</text:span></text:p>
        </text:list-item>
      </text:list>
      <text:p text:style-name="P22"><text:span text:style-name="T29">STRUTTURA DEL PROGRAMMA </text:span></text:p>
      <text:p text:style-name="P11">Il programma è stato scritto in<text:span text:style-name="T26">izialmente in</text:span> java <text:span text:style-name="T26">11, poi riscritto in kotlin con jdk 14,</text:span> con ausilio di librerie .</text:p>
      <text:list xml:id="list3229160589" text:style-name="WWNum3">
        <text:list-item>
          <text:p text:style-name="P4"><text:span text:style-name="T29">Librerie utilizzate</text:span></text:p>
          <text:list>
            <text:list-item>
              <text:p text:style-name="P4"><text:span text:style-name="T29">Commons Lang (Apache 2 – GPL 3)</text:span></text:p>
            </text:list-item>
            <text:list-item>
              <text:p text:style-name="P5"><text:span text:style-name="T29">Commons Logging (Apache 2 – GPL 3)</text:span></text:p>
            </text:list-item>
            <text:list-item>
              <text:p text:style-name="P4"><text:span text:style-name="T29">Hsqldb (BSD License)</text:span></text:p>
            </text:list-item>
            <text:list-item>
              <text:p text:style-name="P4"><text:span text:style-name="T29">Jackcess (Apache 2 – GPL 3)</text:span></text:p>
            </text:list-item>
            <text:list-item>
              <text:p text:style-name="P4"><text:span text:style-name="T29">Jcalendar (LGPL)</text:span></text:p>
            </text:list-item>
            <text:list-item>
              <text:p text:style-name="P4"><text:span text:style-name="T31">Jgoodies commons looks (BSD License)</text:span></text:p>
            </text:list-item>
            <text:list-item>
              <text:p text:style-name="P4"><text:span text:style-name="T31">Json (</text:span><text:span text:style-name="T29">MIT license)</text:span></text:p>
            </text:list-item>
            <text:list-item>
              <text:p text:style-name="P4"><text:span text:style-name="T29">Junit (Eclipse Public License 1.0)</text:span></text:p>
            </text:list-item>
            <text:list-item>
              <text:p text:style-name="P4"><text:span text:style-name="T31">UCanAccess </text:span><text:span text:style-name="T29">(Apache 2 – GPL 3)</text:span></text:p>
            </text:list-item>
            <text:list-item>
              <text:p text:style-name="P4"><text:span text:style-name="T31">materialUI (</text:span><text:span text:style-name="T29">MIT License)</text:span></text:p>
            </text:list-item>
          </text:list>
        </text:list-item>
        <text:list-item>
          <text:p text:style-name="P4"><text:span text:style-name="T29">GESTIONE DATI ED ALGORITMI DI RICERCA E DI MODIFICA<text:line-break/></text:span>Le classi interessate in questo ambito sono:</text:p>
          <text:list>
            <text:list-item>
              <text:p text:style-name="P4">AccessDB</text:p>
            </text:list-item>
            <text:list-item>
              <text:p text:style-name="P4">DBManegment</text:p>
            </text:list-item>
            <text:list-item>
              <text:p text:style-name="P4">BugLogger</text:p>
            </text:list-item>
            <text:list-item>
              <text:p text:style-name="P4">PftFile</text:p>
            </text:list-item>
            <text:list-item>
              <text:p text:style-name="P4">PrenotationObject</text:p>
            </text:list-item>
            <text:list-item>
              <text:p text:style-name="P4">SettingsManager</text:p>
            </text:list-item>
          </text:list>
        </text:list-item>
      </text:list>
      <text:p text:style-name="P14"><text:span text:style-name="T29">AccessDB </text:span></text:p>
      <text:p text:style-name="P14">Questa classe ha il compito di gestire l’accesso al database access, ha una funzione particolare ai fini di questo programma, se richiesto nella costruzione dell’oggetto, la classe scaricherà tutti i dati di una tabella del database all’interno di un array che permetterà di evitare il ripetitivo accesso al database e di avere i dati disponibili.</text:p>
      <text:p text:style-name="P14">Questa classe viene utilizzate sulle tabelle DONATORI e DONAZIONI a inizio programma.</text:p>
      <text:p text:style-name="P18"><text:span text:style-name="T29">DBManegment</text:span></text:p>
      <text:p text:style-name="P14">Classe con metodi statici utile ad evitare l’accesso diretto all’oggetto AccessDB e a fornire dei metodi per accedere in maniera semplice ai vari dati</text:p>
      <text:p text:style-name="P14"><text:span text:style-name="T29">BugLogger</text:span></text:p>
      <text:p text:style-name="P14">Questa classe si preoccupa in caso si verifichi un errore di salvare un file log in ~/.FratresP/log con salvati tutti i dettagli sull’ errore generato</text:p>
      <text:p text:style-name="P14"><text:span text:style-name="T29">PftFile</text:span></text:p>
      <text:p text:style-name="P14"><text:soft-page-break/>Questa è la classe che si occupa di gestire il file PFT dove sono registrate le prenotazioni.</text:p>
      <text:p text:style-name="P14">Attraverso i metodi di questa classe è possibile accedere al file e eseguire tutte le operazioni che si necessita fare. Grazie a questa classe si può avere accesso anche ai dati sul database utilizzando particolari metodi.</text:p>
      <text:p text:style-name="P15"/>
      <text:p text:style-name="P14"><text:span text:style-name="T29">Come vengono salvate le prenotazioni?</text:span></text:p>
      <text:p text:style-name="P14">Le prenotazioni vengono salvate in un file pft (Prenotazioni FraTres) che non è altro che un file JSON. Questo deve obbligatoriamente possedere la seguente struttura:</text:p>
      <text:p text:style-name="P21"><text:span text:style-name="T18"><text:tab/>"2019":{</text:span></text:p>
      <text:p text:style-name="P21"><text:span text:style-name="T18"><text:tab/><text:tab/>"01":{</text:span></text:p>
      <text:p text:style-name="P21"><text:span text:style-name="T18"><text:tab/><text:tab/><text:tab/>"ATDF":{</text:span></text:p>
      <text:p text:style-name="P21"><text:span text:style-name="T18"><text:tab/><text:tab/><text:tab/><text:tab/>"idDon":-1,</text:span></text:p>
      <text:p text:style-name="P21"><text:span text:style-name="T18"><text:tab/><text:tab/><text:tab/><text:tab/>"don":{</text:span></text:p>
      <text:p text:style-name="P21"><text:span text:style-name="T18"><text:tab/><text:tab/><text:tab/><text:tab/><text:tab/>"name":"</text:span><text:span text:style-name="T19">Domingo</text:span><text:span text:style-name="T18">",</text:span></text:p>
      <text:p text:style-name="P21"><text:span text:style-name="T18"><text:tab/><text:tab/><text:tab/><text:tab/><text:tab/></text:span><text:span text:style-name="T20">"</text:span><text:span text:style-name="T22">suren</text:span><text:span text:style-name="T20">":"</text:span><text:span text:style-name="T22">Dirutigliano</text:span><text:span text:style-name="T20">",</text:span></text:p>
      <text:p text:style-name="P21"><text:span text:style-name="T20"><text:tab/><text:tab/><text:tab/><text:tab/><text:tab/>"birth":"01-03-2003",</text:span></text:p>
      <text:p text:style-name="P21"><text:span text:style-name="T20"><text:tab/><text:tab/><text:tab/><text:tab/><text:tab/>"phone":"340*******"</text:span></text:p>
      <text:p text:style-name="P21"><text:span text:style-name="T20"><text:tab/><text:tab/><text:tab/><text:tab/><text:tab/>},</text:span></text:p>
      <text:p text:style-name="P21"><text:span text:style-name="T20"><text:tab/><text:tab/><text:tab/><text:tab/>"Access":1,</text:span></text:p>
      <text:p text:style-name="P21"><text:span text:style-name="T20"><text:tab/><text:tab/><text:tab/><text:tab/></text:span><text:span text:style-name="T18">"Done":1,</text:span></text:p>
      <text:p text:style-name="P21"><text:span text:style-name="T18"><text:tab/><text:tab/><text:tab/><text:tab/>"Note":"scrivo una nota",</text:span></text:p>
      <text:p text:style-name="P21"><text:span text:style-name="T18"><text:tab/><text:tab/><text:tab/><text:tab/></text:span><text:span text:style-name="T20">"Day":01,</text:span></text:p>
      <text:p text:style-name="P21"><text:span text:style-name="T20"><text:tab/><text:tab/><text:tab/><text:tab/>"initH":08,</text:span></text:p>
      <text:p text:style-name="P21"><text:span text:style-name="T20"><text:tab/><text:tab/><text:tab/><text:tab/>"endH":10</text:span></text:p>
      <text:p text:style-name="P21"><text:span text:style-name="T20"><text:tab/><text:tab/><text:tab/><text:tab/></text:span></text:p>
      <text:p text:style-name="P21"><text:span text:style-name="T20"><text:tab/><text:tab/><text:tab/>},</text:span></text:p>
      <text:p text:style-name="P21"><text:span text:style-name="T20"><text:tab/><text:tab/><text:tab/>“GEDU”:{</text:span></text:p>
      <text:p text:style-name="P21"><text:span text:style-name="T20"><text:tab/><text:tab/><text:tab/><text:tab/>"idDon":54,</text:span></text:p>
      <text:p text:style-name="P21"><text:span text:style-name="T20"><text:tab/><text:tab/><text:tab/><text:tab/>"Access":1,</text:span></text:p>
      <text:p text:style-name="P21"><text:span text:style-name="T20"><text:tab/><text:tab/><text:tab/><text:tab/>"Done":1,</text:span></text:p>
      <text:p text:style-name="P21"><text:span text:style-name="T20"><text:tab/><text:tab/><text:tab/><text:tab/>"Note":"</text:span><text:span text:style-name="T21">promemoria di una richiesta del donatore</text:span><text:span text:style-name="T20">",</text:span></text:p>
      <text:p text:style-name="P21"><text:span text:style-name="T20"><text:tab/><text:tab/><text:tab/><text:tab/>"Day":01,</text:span></text:p>
      <text:p text:style-name="P21"><text:span text:style-name="T20"><text:tab/><text:tab/><text:tab/><text:tab/></text:span><text:span text:style-name="T18">"initH":08,</text:span></text:p>
      <text:p text:style-name="P21"><text:span text:style-name="T18"><text:tab/><text:tab/><text:tab/><text:tab/>"endH":10</text:span></text:p>
      <text:p text:style-name="P21"><text:span text:style-name="T18"><text:tab/><text:tab/><text:tab/><text:tab/></text:span></text:p>
      <text:p text:style-name="P21"><text:span text:style-name="T18"><text:tab/><text:tab/>},</text:span></text:p>
      <text:p text:style-name="P21"><text:span text:style-name="T18"><text:tab/><text:tab/>“02”:{[...]}</text:span></text:p>
      <text:p text:style-name="P21"><text:span text:style-name="T18"><text:tab/>},</text:span></text:p>
      <text:p text:style-name="P16"><text:span text:style-name="T18">“2020”:{[...]},”INFO”:{“MAX”:2020,”MIN”:2019}</text:span></text:p>
      <text:p text:style-name="P14"/>
      <text:p text:style-name="P14">L’anno minimo registrato e l’anno massimo registrato sono segnati nel Json “INFO”.Questo è utile ai fini della gestione del file</text:p>
      <text:p text:style-name="P14">Come si può notare la prenotazione viene salvata dentro l’anno, dentro il mese, e infine dento un codice a 4 lettere.</text:p>
      <text:p text:style-name="P14">Questo percorso costruisce un codice di riconoscimento della prenotazione chiamato PRID (Prenotation ID) che si costruisce con 1111AAAA00 (Dove 1111 è l’anno in cui la prenotazione è stata richiesta, 00 è il mese, e AAAA sono 3 lettere che genera in automatico il programma unico per la prenotazione in quel mese di quell’anno)</text:p>
      <text:p text:style-name="P14"><text:soft-page-break/>La prenotazione viene salvata in maniera diversa se il donatore è o non è presente nel database dei donatori.</text:p>
      <text:p text:style-name="P14">I dati sempre registrati di un donatore sono:</text:p>
      <text:p text:style-name="P19"><text:span text:style-name="T18"><text:tab/><text:tab/>"idDon":</text:span><text:span text:style-name="T25"> Codice del donatore (= a -1 se non registrato nel DB)</text:span></text:p>
      <text:p text:style-name="P19"><text:span text:style-name="T18"><text:tab/><text:tab/>"Access": </text:span><text:span text:style-name="T25">registra 1 se il donatore ha fatto l’accesso</text:span></text:p>
      <text:p text:style-name="P19"><text:span text:style-name="T18"><text:tab/><text:tab/>"Done": </text:span><text:span text:style-name="T25">registra 1 se il donatore ha fatto la donazione</text:span></text:p>
      <text:p text:style-name="P19"><text:span text:style-name="T18"><text:tab/><text:tab/>"Note": </text:span><text:span text:style-name="T25">registra eventuali note sul donatore o sulla <text:tab/><text:tab/><text:tab/><text:tab/><text:tab/> <text:s text:c="2"/>prenotazione</text:span></text:p>
      <text:p text:style-name="P19"><text:span text:style-name="T18"><text:tab/><text:tab/>"Day": </text:span><text:span text:style-name="T25">registra il numero del giorno prenotato</text:span></text:p>
      <text:p text:style-name="P19"><text:span text:style-name="T18"><text:tab/><text:tab/>"initH": </text:span><text:span text:style-name="T25">registra l’ora di inizio (FASCIA ORARIA)</text:span></text:p>
      <text:p text:style-name="P19"><text:span text:style-name="T18"><text:tab/><text:tab/>"endH": </text:span><text:span text:style-name="T25">registra l’ora di fine (FASCIA ORARIA)</text:span></text:p>
      <text:p text:style-name="P19"><text:span text:style-name="T25"><text:tab/></text:span><text:span text:style-name="T32">Unicamente se il donatore non è registrato (Quindi donatori con idDon = -1)</text:span></text:p>
      <text:p text:style-name="P17"><text:span text:style-name="T32">A questi dati si aggiungono una serie di informazioni personali necessari per la prenotazione:</text:span></text:p>
      <text:p text:style-name="P21"><text:span text:style-name="T32"><text:tab/><text:tab/></text:span></text:p>
      <text:p text:style-name="P21"><text:span text:style-name="T18"><text:tab/><text:tab/>"don":{</text:span></text:p>
      <text:p text:style-name="P21"><text:span text:style-name="T18"><text:tab/><text:tab/><text:tab/>"name": <text:s/>NOME</text:span></text:p>
      <text:p text:style-name="P21"><text:span text:style-name="T18"><text:tab/><text:tab/><text:tab/>"</text:span><text:span text:style-name="T19">suren</text:span><text:span text:style-name="T18">": COGNOME</text:span></text:p>
      <text:p text:style-name="P21"><text:span text:style-name="T18"><text:tab/><text:tab/><text:tab/>"birth": DATA DI NASCITA (STRINGA FORMATO dd-MM-yyyy)</text:span></text:p>
      <text:p text:style-name="P21"><text:span text:style-name="T18"><text:tab/><text:tab/><text:tab/>"phone": NUMERO DI TELEFONO</text:span></text:p>
      <text:p text:style-name="P21"><text:span text:style-name="T18"><text:tab/><text:tab/>}</text:span></text:p>
      <text:p text:style-name="P19"><text:span text:style-name="T18"><text:tab/></text:span></text:p>
      <text:p text:style-name="P18"><text:span text:style-name="T29">PrenotationObject</text:span></text:p>
      <text:p text:style-name="P14">Questo oggetto viene utilizzato per salvare in RAM la singola prenotazione con tutte le informazioni (Anche prelevate dal DATABASE), e renderne l’accesso semplice.</text:p>
      <text:p text:style-name="P20"/>
      <text:p text:style-name="P18"><text:span text:style-name="T29">SettingsManager</text:span></text:p>
      <text:p text:style-name="P18">Memorizza sul file settings.edit delle impostazioni su:</text:p>
      <text:p text:style-name="P18">percorso del Database</text:p>
      <text:p text:style-name="P18">percorso del file PFT</text:p>
      <text:p text:style-name="P14">formato di inserimento della data (Implementato ma non modificabile attraverso l’interfaccia grafica)</text:p>
      <text:list xml:id="list3101521215" text:style-name="WWNum7">
        <text:list-item>
          <text:p text:style-name="P6"><text:span text:style-name="T29">INTERFACCIA GRAFICA</text:span></text:p>
        </text:list-item>
      </text:list>
      <text:p text:style-name="P1">L’interfaccia grafica viene gestita da un Frame principale (Classe MainFrame) che viene utilizzato da più classi derivanti da JPanel</text:p>
      <text:p text:style-name="P8"><text:span text:style-name="T29">Le classi interessate in questo ambito sono:</text:span></text:p>
      <text:list xml:id="list151552851900977" text:continue-list="list3229160589" text:style-name="WWNum3">
        <text:list-item>
          <text:list>
            <text:list-item>
              <text:p text:style-name="P4">MainFrame</text:p>
            </text:list-item>
            <text:list-item>
              <text:p text:style-name="P4">ElencPane</text:p>
            </text:list-item>
            <text:list-item>
              <text:p text:style-name="P4">MenuPane</text:p>
            </text:list-item>
            <text:list-item>
              <text:p text:style-name="P4">ModifyPane</text:p>
            </text:list-item>
            <text:list-item>
              <text:p text:style-name="P4">NewDonationPane</text:p>
            </text:list-item>
            <text:list-item>
              <text:p text:style-name="P4">PftFileManagerPane (Work in Progress)</text:p>
            </text:list-item>
            <text:list-item>
              <text:p text:style-name="P4"><text:soft-page-break/>PrenotationPane</text:p>
            </text:list-item>
            <text:list-item>
              <text:p text:style-name="P4">SearchDonatorPane</text:p>
            </text:list-item>
            <text:list-item>
              <text:p text:style-name="P4">SettingsPane</text:p>
            </text:list-item>
            <text:list-item>
              <text:p text:style-name="P4">StatsPane (Work in Progress)</text:p>
            </text:list-item>
            <text:list-item>
              <text:p text:style-name="P4">ContextMenuMouseListener</text:p>
            </text:list-item>
            <text:list-item>
              <text:p text:style-name="P4">JTextField</text:p>
            </text:list-item>
          </text:list>
        </text:list-item>
      </text:list>
      <text:p text:style-name="P9"><text:span text:style-name="T29">MainFrame</text:span></text:p>
      <text:p text:style-name="P9">Questa classe ha oggetti variabili e metodi statici.</text:p>
      <text:p text:style-name="P9">Ha il compito di creare il frame principale, quello da cui passeranno tutte le schermate, visualizzarlo a schermo, posizionarlo, e di gestirlo con piccoli pannelli di servizio, ha un metodo che gestisce gli errori tramite la creazione di un pannello di avviso e salva i dati (tramite la classe BugLogger). Si può visualizzare un pannello tramite il metodo setframe, assumerà le dimensioni impostate come preferite da quel pannello.</text:p>
      <text:p text:style-name="P9"><text:span text:style-name="T29">ElencPane</text:span></text:p>
      <text:p text:style-name="P9">Pannello per mainframe – Schermata con elenco prenotazione, predispone all’utente diverse funzioni di ricerca</text:p>
      <text:p text:style-name="P9"><text:span text:style-name="T29">MenuPane</text:span></text:p>
      <text:p text:style-name="P9">Pannello per mainframe – Menu del programma che oltre a elencare le funzionalità disponibili all’utente ha l’importante compito di caricare i dati dal file PFT e dal database.</text:p>
      <text:p text:style-name="P9">Se non viene caricato questo pannello Inizialmente e non si da il tempo al thread che carica i dati di finire il lavoro, questo potrebbe portare ad errori, crash in tutto il programma. </text:p>
      <text:p text:style-name="P9"><text:span text:style-name="T29">ModifyPane</text:span></text:p>
      <text:p text:style-name="P9">Pannello per mainframe – Pannello che visualizza una prenotazione e dispone all’utente la possibilità di modificarla o eliminarla</text:p>
      <text:p text:style-name="P9"><text:span text:style-name="T29">NewDonationPane</text:span></text:p>
      <text:p text:style-name="P9">Pannello per mainframe – pannello che si occupa di creare le nuove prenotazioni predisponendo all’utente funzionalità efficienti e veloci per individuare i dati</text:p>
      <text:p text:style-name="P9"><text:span text:style-name="T29">SettingsPane</text:span></text:p>
      <text:p text:style-name="P9">Pannello per mainframe – pannello per la modifica delle impostazioni</text:p>
      <text:p text:style-name="P9"><text:span text:style-name="T29">PrenotationPane</text:span></text:p>
      <text:p text:style-name="P9">Pannello utile alle altre schermate che permette di dare all’utente di modificare i vari dati di una prenotazione</text:p>
      <text:p text:style-name="P9"><text:span text:style-name="T29">SearchDonatorPane</text:span></text:p>
      <text:p text:style-name="P9">Pannello utile alle altre schermate che permette di cercare un donatore nel database e di registrare un donatore non presente sul database</text:p>
      <text:p text:style-name="P9"><text:span text:style-name="T29">ContextMenuMouseListener</text:span></text:p>
      <text:p text:style-name="P9">MouseListener che permette di copiare incollare tagliare selezionare e tronare indietro premendo il tasto destro del mouse facendo uscire una tendina</text:p>
      <text:p text:style-name="P9"><text:span text:style-name="T29">JTextField</text:span></text:p>
      <text:p text:style-name="P9">Classe che va a “Sovrascrivere” javax.swing.JTextField in modo da includere nel costruttore l’aggiunta automatica del ContextMenuMouseListener (In modo da evitare dimenticanze)</text:p>
      <text:p text:style-name="P10"><text:soft-page-break/></text:p>
      <text:p text:style-name="P10"/>
      <text:p text:style-name="P10"><text:bookmark text:name="_GoBack"/></text:p>
      <text:list xml:id="list151552205236248" text:continue-list="list3101521215" text:style-name="WWNum7">
        <text:list-item>
          <text:p text:style-name="P6"><text:span text:style-name="T29">ALTRE CLASSI</text:span></text:p>
        </text:list-item>
      </text:list>
      <text:p text:style-name="P7"/>
      <text:p text:style-name="P1"><text:span text:style-name="T29">AntiRepeat</text:span></text:p>
      <text:p text:style-name="P1">Classe che predispone un oggetto che attente un tempo WAIT in millisecondi prima di chiamare una procedura, ma continuerà ad aspettare se è stata fatta un’altra chiamata in questo tempo, in modo da impedire la ripetizione di procedure particolari.</text:p>
      <text:p text:style-name="P1"><text:span text:style-name="T29">Prenotazioni</text:span></text:p>
      <text:p text:style-name="P1">Classe principale, contiene Informazioni generali sul programma</text:p>
      <text:p text:style-name="P11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alibri2" svg:font-family="Calibri"/>
    <style:font-face style:name="Courier New" svg:font-family="'Courier New'"/>
    <style:font-face style:name="Noto Sans Devanagari" svg:font-family="'Noto Sans Devanagari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it" fo:country="IT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it" fo:country="IT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1f3763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Titolo_20_3_20_Carattere" style:display-name="Titolo 3 Carattere" style:family="text" style:parent-style-name="Default_20_Paragraph_20_Font">
      <style:text-properties fo:color="#1f3763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2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2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9" style:num-suffix="&gt;" text:bullet-char="&gt;">
        <style:list-level-properties text:list-level-position-and-space-mode="label-alignment">
          <style:list-level-label-alignment text:label-followed-by="listtab" fo:text-indent="-0.635cm" fo:margin-left="1.136cm"/>
        </style:list-level-properties>
        <style:text-properties style:font-name="Calibri2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5" style:num-suffix="&gt;" text:bullet-char="&gt;">
        <style:list-level-properties text:list-level-position-and-space-mode="label-alignment">
          <style:list-level-label-alignment text:label-followed-by="listtab" fo:text-indent="-0.635cm" fo:margin-left="2.514cm"/>
        </style:list-level-properties>
        <style:text-properties style:font-name="Calibri2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3.78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4cm"/>
        </style:list-level-properties>
        <style:text-properties style:font-name="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7.59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4cm"/>
        </style:list-level-properties>
        <style:text-properties style:font-name="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11.40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9" style:num-suffix="&gt;" text:bullet-char="&gt;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2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23" style:num-suffix="&gt;" text:bullet-char="&gt;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2"/>
      </text:list-level-style-bullet>
      <text:list-level-style-bullet text:level="2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1.138cm" fo:margin-left="1.138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138cm" fo:margin-left="1.13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omingo Dirutigliano</meta:initial-creator>
    <meta:editing-cycles>16</meta:editing-cycles>
    <meta:creation-date>2019-10-08T13:17:00</meta:creation-date>
    <dc:date>2020-06-07T15:15:50.327997235</dc:date>
    <meta:editing-duration>PT11H48M18S</meta:editing-duration>
    <meta:generator>LibreOffice/6.4.3.2$Linux_X86_64 LibreOffice_project/40$Build-2</meta:generator>
    <meta:document-statistic meta:table-count="0" meta:image-count="0" meta:object-count="0" meta:page-count="6" meta:paragraph-count="160" meta:word-count="1308" meta:character-count="8869" meta:non-whitespace-character-count="759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